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3.586cm"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15.984cm"/>
    </style:style>
    <style:style style:name="Tableau2.1" style:family="table-row">
      <style:table-row-properties style:min-row-height="3.586cm"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5.984cm" fo:margin-left="0.009cm" fo:margin-top="0cm" fo:margin-bottom="0cm" table:align="left" style:writing-mode="lr-tb"/>
    </style:style>
    <style:style style:name="Tableau3.A" style:family="table-column">
      <style:table-column-properties style:column-width="15.984cm"/>
    </style:style>
    <style:style style:name="Tableau3.1" style:family="table-row">
      <style:table-row-properties style:min-row-height="3.586cm"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5.984cm" fo:margin-left="0.009cm" fo:margin-top="0cm" fo:margin-bottom="0cm" table:align="left" style:writing-mode="lr-tb"/>
    </style:style>
    <style:style style:name="Tableau4.A" style:family="table-column">
      <style:table-column-properties style:column-width="15.984cm"/>
    </style:style>
    <style:style style:name="Tableau4.1" style:family="table-row">
      <style:table-row-properties style:min-row-height="3.586cm" fo:keep-together="auto"/>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5.984cm" fo:margin-left="0.009cm" fo:margin-top="0cm" fo:margin-bottom="0cm" table:align="left" style:writing-mode="lr-tb"/>
    </style:style>
    <style:style style:name="Tableau5.A" style:family="table-column">
      <style:table-column-properties style:column-width="15.984cm"/>
    </style:style>
    <style:style style:name="Tableau5.1" style:family="table-row">
      <style:table-row-properties style:min-row-height="3.586cm" fo:keep-together="auto"/>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5.984cm" fo:margin-left="0.009cm" fo:margin-top="0cm" fo:margin-bottom="0cm" table:align="left" style:writing-mode="lr-tb"/>
    </style:style>
    <style:style style:name="Tableau6.A" style:family="table-column">
      <style:table-column-properties style:column-width="15.984cm"/>
    </style:style>
    <style:style style:name="Tableau6.1" style:family="table-row">
      <style:table-row-properties style:min-row-height="3.586cm" fo:keep-together="auto"/>
    </style:style>
    <style:style style:name="Tableau6.A1" style:family="table-cell">
      <style:table-cell-properties fo:padding-left="0.191cm" fo:padding-right="0.191cm" fo:padding-top="0cm" fo:padding-bottom="0cm" fo:border="0.5pt solid #000000" style:writing-mode="lr-tb"/>
    </style:style>
    <style:style style:name="Tableau7" style:family="table">
      <style:table-properties style:width="15.984cm" fo:margin-left="0.009cm" fo:margin-top="0cm" fo:margin-bottom="0cm" table:align="left" style:writing-mode="lr-tb"/>
    </style:style>
    <style:style style:name="Tableau7.A" style:family="table-column">
      <style:table-column-properties style:column-width="15.984cm"/>
    </style:style>
    <style:style style:name="Tableau7.1" style:family="table-row">
      <style:table-row-properties style:min-row-height="3.586cm" fo:keep-together="auto"/>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15.984cm" fo:margin-left="0.009cm" fo:margin-top="0cm" fo:margin-bottom="0cm" table:align="left" style:writing-mode="lr-tb"/>
    </style:style>
    <style:style style:name="Tableau8.A" style:family="table-column">
      <style:table-column-properties style:column-width="15.984cm"/>
    </style:style>
    <style:style style:name="Tableau8.1" style:family="table-row">
      <style:table-row-properties style:min-row-height="3.586cm" fo:keep-together="auto"/>
    </style:style>
    <style:style style:name="Tableau8.A1" style:family="table-cell">
      <style:table-cell-properties fo:padding-left="0.191cm" fo:padding-right="0.191cm" fo:padding-top="0cm" fo:padding-bottom="0cm" fo:border="0.5pt solid #000000" style:writing-mode="lr-tb"/>
    </style:style>
    <style:style style:name="Tableau9" style:family="table">
      <style:table-properties style:width="15.984cm" fo:margin-left="0.009cm" fo:margin-top="0cm" fo:margin-bottom="0cm" table:align="left" style:writing-mode="lr-tb"/>
    </style:style>
    <style:style style:name="Tableau9.A" style:family="table-column">
      <style:table-column-properties style:column-width="15.984cm"/>
    </style:style>
    <style:style style:name="Tableau9.1" style:family="table-row">
      <style:table-row-properties style:min-row-height="3.586cm" fo:keep-together="auto"/>
    </style:style>
    <style:style style:name="Tableau9.A1" style:family="table-cell">
      <style:table-cell-properties fo:padding-left="0.191cm" fo:padding-right="0.191cm" fo:padding-top="0cm" fo:padding-bottom="0cm" fo:border="0.5pt solid #000000" style:writing-mode="lr-tb"/>
    </style:style>
    <style:style style:name="Tableau10" style:family="table">
      <style:table-properties style:width="15.984cm" fo:margin-left="0.009cm" fo:margin-top="0cm" fo:margin-bottom="0cm" table:align="left" style:writing-mode="lr-tb"/>
    </style:style>
    <style:style style:name="Tableau10.A" style:family="table-column">
      <style:table-column-properties style:column-width="15.984cm"/>
    </style:style>
    <style:style style:name="Tableau10.1" style:family="table-row">
      <style:table-row-properties style:min-row-height="3.586cm" fo:keep-together="auto"/>
    </style:style>
    <style:style style:name="Tableau10.A1" style:family="table-cell">
      <style:table-cell-properties fo:padding-left="0.191cm" fo:padding-right="0.191cm" fo:padding-top="0cm" fo:padding-bottom="0cm" fo:border="0.5pt solid #000000" style:writing-mode="lr-tb"/>
    </style:style>
    <style:style style:name="Tableau11" style:family="table">
      <style:table-properties style:width="15.984cm" fo:margin-left="0.009cm" fo:margin-top="0cm" fo:margin-bottom="0cm" table:align="left" style:writing-mode="lr-tb"/>
    </style:style>
    <style:style style:name="Tableau11.A" style:family="table-column">
      <style:table-column-properties style:column-width="15.984cm"/>
    </style:style>
    <style:style style:name="Tableau11.1" style:family="table-row">
      <style:table-row-properties style:min-row-height="3.586cm" fo:keep-together="auto"/>
    </style:style>
    <style:style style:name="Tableau11.A1" style:family="table-cell">
      <style:table-cell-properties fo:padding-left="0.191cm" fo:padding-right="0.191cm" fo:padding-top="0cm" fo:padding-bottom="0cm" fo:border="0.5pt solid #000000" style:writing-mode="lr-tb"/>
    </style:style>
    <style:style style:name="P1" style:family="paragraph" style:parent-style-name="No_20_Spacing">
      <style:text-properties fo:font-style="normal" style:font-style-asian="normal"/>
    </style:style>
    <style:style style:name="P2" style:family="paragraph" style:parent-style-name="No_20_Spacing">
      <style:text-properties fo:font-variant="small-caps" style:text-underline-style="solid" style:text-underline-width="auto" style:text-underline-color="font-color" fo:font-weight="bold" style:font-weight-asian="bold"/>
    </style:style>
    <style:style style:name="P3" style:family="paragraph" style:parent-style-name="No_20_Spacing">
      <style:paragraph-properties fo:margin-top="0cm" fo:margin-bottom="0cm" style:contextual-spacing="false" fo:text-align="start" style:justify-single-word="false" fo:orphans="2" fo:widows="2"/>
      <style:text-properties fo:font-style="normal" style:font-style-asian="normal"/>
    </style:style>
    <style:style style:name="P4" style:family="paragraph" style:parent-style-name="No_20_Spacing">
      <style:paragraph-properties fo:margin-top="0cm" fo:margin-bottom="0cm" style:contextual-spacing="false" fo:text-align="start" style:justify-single-word="false" fo:orphans="2" fo:widows="2"/>
      <style:text-properties fo:font-style="normal" fo:font-weight="bold" style:font-style-asian="normal" style:font-weight-asian="bold"/>
    </style:style>
    <style:style style:name="P5" style:family="paragraph" style:parent-style-name="Standard">
      <style:paragraph-properties fo:text-align="center" style:justify-single-word="false"/>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style:font-name="Wingdings" style:font-name-asian="Wingdings1" style:font-name-complex="Wingdings1"/>
    </style:style>
    <style:style style:name="T4" style:family="text">
      <style:text-properties fo:font-variant="small-caps" style:text-underline-style="solid" style:text-underline-width="auto" style:text-underline-color="font-color" fo:font-weight="bold" style:font-weight-asian="bold"/>
    </style:style>
    <style:style style:name="T5" style:family="text">
      <style:text-properties fo:font-variant="small-caps" fo:font-style="normal" style:text-underline-style="solid" style:text-underline-width="auto" style:text-underline-color="font-color" fo:font-weight="bold" style:font-style-asian="normal" style:font-weight-asian="bold"/>
    </style:style>
    <style:style style:name="T6" style:family="text">
      <style:text-properties fo:font-style="normal" style:font-style-asian="normal"/>
    </style:style>
    <style:style style:name="T7" style:family="text">
      <style:text-properties style:font-name="Calibri" fo:font-size="11pt" fo:language="fr" fo:country="FR" fo:font-style="normal" style:letter-kerning="false" style:font-name-asian="Calibri1" style:font-size-asian="11pt" style:language-asian="en" style:country-asian="US" style:font-style-asian="normal" style:font-name-complex="F" style:font-size-complex="11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P – MAJ </text:span></text:p>
      <text:p text:style-name="P5"/>
      <text:p text:style-name="Standard"><text:span text:style-name="T2">Ecrivez les requêtes correspondant à la demande dans les cadres de celles-ci</text:span>. Nous travaillons toujours dans la base de données magasin <text:span text:style-name="T3"></text:span>.</text:p>
      <text:p text:style-name="Standard"/>
      <text:p text:style-name="No_20_Spacing"><text:span text:style-name="Subtle_20_Emphasis"><text:span text:style-name="T4">Ecrire les requêtes pour créer 4 clients, chacun avec un nom commençant par une lettre différente,</text:span></text:span></text:p>
      <text:p text:style-name="No_20_Spacing"><text:span text:style-name="Subtle_20_Emphasis"><text:span text:style-name="T4">sur ces 4 clients un s’appelle bailly benjamin et un autre s’appelle Barbara Stresande : <text:s/></text:span></text:span></text:p>
      <text:p text:style-name="P1"><text:span text:style-name="Subtle_20_Emphasis"><text:span text:style-name="T6"/></text:span></text:p>
      <table:table table:name="Tableau1" table:style-name="Tableau1">
        <table:table-column table:style-name="Tableau1.A"/>
        <table:table-row table:style-name="Tableau1.1">
          <table:table-cell table:style-name="Tableau1.A1" office:value-type="string">
            <text:p text:style-name="P3"><text:span text:style-name="Subtle_20_Emphasis"><text:span text:style-name="T7"/></text:span></text:p>
            <text:p text:style-name="P4"><text:span text:style-name="Subtle_20_Emphasis"><text:span text:style-name="T7">USE magasin;</text:span></text:span></text:p>
            <text:p text:style-name="P4"><text:span text:style-name="Subtle_20_Emphasis"><text:span text:style-name="T7">INSERT INTO client VALUES (null, "Benjamin", "Bailly", "benjamin.bailly@gmail.com");</text:span></text:span></text:p>
            <text:p text:style-name="P4"><text:span text:style-name="Subtle_20_Emphasis"><text:span text:style-name="T7">USE magasin;</text:span></text:span></text:p>
            <text:p text:style-name="P4"><text:span text:style-name="Subtle_20_Emphasis"><text:span text:style-name="T7">INSERT INTO client VALUES (null, "Barbabra", "Stresande", "barbara.stresande@gmail.com");</text:span></text:span></text:p>
            <text:p text:style-name="P4"><text:span text:style-name="Subtle_20_Emphasis"><text:span text:style-name="T7">USE magasin;</text:span></text:span></text:p>
            <text:p text:style-name="P4"><text:span text:style-name="Subtle_20_Emphasis"><text:span text:style-name="T7">INSERT INTO client VALUES (null, "Robert", "DeNiro", "robert.deniro@gmail.com");</text:span></text:span></text:p>
            <text:p text:style-name="P4"><text:span text:style-name="Subtle_20_Emphasis"><text:span text:style-name="T7">USE magasin;</text:span></text:span></text:p>
            <text:p text:style-name="P4"><text:span text:style-name="Subtle_20_Emphasis"><text:span text:style-name="T7">INSERT INTO client VALUES (null, "Oss", "117", "oss.117@gmail.com");</text:span></text:span></text:p>
          </table:table-cell>
        </table:table-row>
      </table:table>
      <text:p text:style-name="Standard"/>
      <text:p text:style-name="No_20_Spacing"><text:span text:style-name="Subtle_20_Emphasis"><text:span text:style-name="T4">Ecrire les requêtes pour créer 4 jeux, diablo 2, age of empire 2, resident evil 4, gta 5 : <text:s/></text:span></text:span></text:p>
      <text:p text:style-name="P1"><text:span text:style-name="Subtle_20_Emphasis"><text:span text:style-name="T6"/></text:span></text:p>
      <table:table table:name="Tableau2" table:style-name="Tableau2">
        <table:table-column table:style-name="Tableau2.A"/>
        <table:table-row table:style-name="Tableau2.1">
          <table:table-cell table:style-name="Tableau2.A1" office:value-type="string">
            <text:p text:style-name="P3"><text:span text:style-name="Subtle_20_Emphasis"><text:span text:style-name="T7"/></text:span></text:p>
            <text:p text:style-name="P4"><text:span text:style-name="Subtle_20_Emphasis"><text:span text:style-name="T7">USE magasin; </text:span></text:span></text:p>
            <text:p text:style-name="P4"><text:span text:style-name="Subtle_20_Emphasis"><text:span text:style-name="T7">INSERT INTO jeuxvideo VALUES (null, "Diablo 2", "Hack n' Slash", "2000-06-29", true, 40, 1),</text:span></text:span></text:p>
            <text:p text:style-name="P4"><text:span text:style-name="Subtle_20_Emphasis"><text:span text:style-name="T7">(null, "Age of Empire 2", "Stratégie temps réel", "1999-09-30", true, 60, 1),</text:span></text:span></text:p>
            <text:p text:style-name="P4"><text:span text:style-name="Subtle_20_Emphasis"><text:span text:style-name="T7">(null, "GTA 5", "Action-Aventure", "2013-09-17", true, 60, 1),</text:span></text:span></text:p>
            <text:p text:style-name="P4"><text:span text:style-name="Subtle_20_Emphasis"><text:span text:style-name="T7">(null, "Resident Evil 4", "Survival-Horror", "2005-03-13", false, 50, 1);</text:span></text:span></text:p>
          </table:table-cell>
        </table:table-row>
      </table:table>
      <text:p text:style-name="Standard"/>
      <text:p text:style-name="No_20_Spacing"><text:span text:style-name="Subtle_20_Emphasis"><text:span text:style-name="T4">Dans le table Client créer deux clients qui ont le même nom :</text:span></text:span></text:p>
      <text:p text:style-name="P1"><text:span text:style-name="Subtle_20_Emphasis"><text:span text:style-name="T6"/></text:span></text:p>
      <table:table table:name="Tableau3" table:style-name="Tableau3">
        <table:table-column table:style-name="Tableau3.A"/>
        <table:table-row table:style-name="Tableau3.1">
          <table:table-cell table:style-name="Tableau3.A1" office:value-type="string">
            <text:p text:style-name="P3"><text:span text:style-name="Subtle_20_Emphasis"><text:span text:style-name="T7"/></text:span></text:p>
            <text:p text:style-name="P3"><text:span text:style-name="Subtle_20_Emphasis"><text:span text:style-name="T7">USE magasin; </text:span></text:span></text:p>
            <text:p text:style-name="P3"><text:span text:style-name="Subtle_20_Emphasis"><text:span text:style-name="T7">INSERT INTO client VALUES (null, "Adrien", "Nougaret", "adrien.nougaret@gmail.com"),</text:span></text:span></text:p>
            <text:p text:style-name="P3"><text:span text:style-name="Subtle_20_Emphasis"><text:span text:style-name="T7">(null, "Adrien", "Nougaret", "zerator.contact@gmail.com");</text:span></text:span></text:p>
          </table:table-cell>
        </table:table-row>
      </table:table>
      <text:p text:style-name="Standard"/>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oft-page-break/><text:span text:style-name="Subtle_20_Emphasis"><text:span text:style-name="T4"/></text:span></text:p>
      <text:p text:style-name="No_20_Spacing"><text:span text:style-name="Subtle_20_Emphasis"><text:span text:style-name="T4">Créer 3 nouveau support (pc –xbox playstation) </text:span></text:span></text:p>
      <text:p text:style-name="P1"><text:span text:style-name="Subtle_20_Emphasis"><text:span text:style-name="T6"/></text:span></text:p>
      <table:table table:name="Tableau4" table:style-name="Tableau4">
        <table:table-column table:style-name="Tableau4.A"/>
        <table:table-row table:style-name="Tableau4.1">
          <table:table-cell table:style-name="Tableau4.A1" office:value-type="string">
            <text:p text:style-name="P3"><text:span text:style-name="Subtle_20_Emphasis"><text:span text:style-name="T7">USE magasin; </text:span></text:span></text:p>
            <text:p text:style-name="P3"><text:span text:style-name="Subtle_20_Emphasis"><text:span text:style-name="T7">INSERT INTO support VALUES (null, "Xbox"),</text:span></text:span></text:p>
            <text:p text:style-name="P3"><text:span text:style-name="Subtle_20_Emphasis"><text:span text:style-name="T7">(null, "Playstation"),</text:span></text:span></text:p>
            <text:p text:style-name="P3"><text:span text:style-name="Subtle_20_Emphasis"><text:span text:style-name="T7">(null, "PC");</text:span></text:span></text:p>
          </table:table-cell>
        </table:table-row>
      </table:table>
      <text:p text:style-name="P2"><text:span text:style-name="Subtle_20_Emphasis"><text:span text:style-name="T4"/></text:span></text:p>
      <text:p text:style-name="No_20_Spacing"><text:span text:style-name="Subtle_20_Emphasis"><text:span text:style-name="T4">Créer 3 nouvelles LOCALISATION SOUS cette forme : (ab-01, ab-02, ab-03)</text:span></text:span></text:p>
      <text:p text:style-name="P1"><text:span text:style-name="Subtle_20_Emphasis"><text:span text:style-name="T6"/></text:span></text:p>
      <table:table table:name="Tableau5" table:style-name="Tableau5">
        <table:table-column table:style-name="Tableau5.A"/>
        <table:table-row table:style-name="Tableau5.1">
          <table:table-cell table:style-name="Tableau5.A1" office:value-type="string">
            <text:p text:style-name="P3"><text:span text:style-name="Subtle_20_Emphasis"><text:span text:style-name="T7">USE magasin; </text:span></text:span></text:p>
            <text:p text:style-name="P3"><text:span text:style-name="Subtle_20_Emphasis"><text:span text:style-name="T7">INSERT INTO localisation VALUES (null, "AB-01"),</text:span></text:span></text:p>
            <text:p text:style-name="P3"><text:span text:style-name="Subtle_20_Emphasis"><text:span text:style-name="T7">(null, "AB-02"),</text:span></text:span></text:p>
            <text:p text:style-name="P3"><text:span text:style-name="Subtle_20_Emphasis"><text:span text:style-name="T7">(null, "AB-03");</text:span></text:span></text:p>
          </table:table-cell>
        </table:table-row>
      </table:table>
      <text:p text:style-name="P2"><text:span text:style-name="Subtle_20_Emphasis"><text:span text:style-name="T4"/></text:span></text:p>
      <text:p text:style-name="No_20_Spacing"><text:span text:style-name="Subtle_20_Emphasis"><text:span text:style-name="T4">Le client BAILLY BENJAMIN joue à diablo 2 et à resident evil 4, le client Barbara Stresande joue à diablo 2 et un autre jeu, peu importe et un autre client, celui que vous voulez jouera à un autre jeu <text:s/>: </text:span></text:span></text:p>
      <text:p text:style-name="P1"><text:span text:style-name="Subtle_20_Emphasis"><text:span text:style-name="T6"/></text:span></text:p>
      <table:table table:name="Tableau6" table:style-name="Tableau6">
        <table:table-column table:style-name="Tableau6.A"/>
        <table:table-row table:style-name="Tableau6.1">
          <table:table-cell table:style-name="Tableau6.A1" office:value-type="string">
            <text:p text:style-name="P3"><text:span text:style-name="Subtle_20_Emphasis"><text:span text:style-name="T7">USE magasin; </text:span></text:span></text:p>
            <text:p text:style-name="P3"><text:span text:style-name="Subtle_20_Emphasis"><text:span text:style-name="T7">INSERT INTO jouer VALUES (1, 1),</text:span></text:span></text:p>
            <text:p text:style-name="P3"><text:span text:style-name="Subtle_20_Emphasis"><text:span text:style-name="T7">(3,1),</text:span></text:span></text:p>
            <text:p text:style-name="P3"><text:span text:style-name="Subtle_20_Emphasis"><text:span text:style-name="T7">(3,3),</text:span></text:span></text:p>
            <text:p text:style-name="P3"><text:span text:style-name="Subtle_20_Emphasis"><text:span text:style-name="T7">(5,3),</text:span></text:span></text:p>
            <text:p text:style-name="P3"><text:span text:style-name="Subtle_20_Emphasis"><text:span text:style-name="T7">(1,5);</text:span></text:span></text:p>
          </table:table-cell>
        </table:table-row>
      </table:table>
      <text:p text:style-name="P2"><text:span text:style-name="Subtle_20_Emphasis"><text:span text:style-name="T4"/></text:span></text:p>
      <text:p text:style-name="No_20_Spacing"><text:span text:style-name="Subtle_20_Emphasis"><text:span text:style-name="T4">Vous venez de rentrer en stock 50 age of empire 2 et 20 unite de diablo 2, remplissez la table stock en conséquence (quantité, id jeu), JE PRECISE LES JEUX NE SONT PAS ENCORE RANGE et ne sont donc pas localiser dans votre stock : </text:span></text:span></text:p>
      <text:p text:style-name="P1"><text:span text:style-name="Subtle_20_Emphasis"><text:span text:style-name="T6"/></text:span></text:p>
      <table:table table:name="Tableau7" table:style-name="Tableau7">
        <table:table-column table:style-name="Tableau7.A"/>
        <table:table-row table:style-name="Tableau7.1">
          <table:table-cell table:style-name="Tableau7.A1" office:value-type="string">
            <text:p text:style-name="P3"><text:span text:style-name="Subtle_20_Emphasis"><text:span text:style-name="T7">USE magasin; </text:span></text:span></text:p>
            <text:p text:style-name="P3"><text:span text:style-name="Subtle_20_Emphasis"><text:span text:style-name="T7">INSERT INTO stock (quantity, ID_Jeuxvideo) VALUES (50, 4),</text:span></text:span></text:p>
            <text:p text:style-name="P3"><text:span text:style-name="Subtle_20_Emphasis"><text:span text:style-name="T7">(20,3);</text:span></text:span></text:p>
          </table:table-cell>
        </table:table-row>
      </table:table>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No_20_Spacing"><text:soft-page-break/><text:span text:style-name="Subtle_20_Emphasis"><text:span text:style-name="T4">Vous décidez de ranger après coup vos stock, envoyez le stock de 20 diablo à l’émplacement AB-01 et le stock de 50 age of empire à l’emplacement ab-02 : </text:span></text:span></text:p>
      <text:p text:style-name="P1"><text:span text:style-name="Subtle_20_Emphasis"><text:span text:style-name="T6"/></text:span></text:p>
      <table:table table:name="Tableau8" table:style-name="Tableau8">
        <table:table-column table:style-name="Tableau8.A"/>
        <table:table-row table:style-name="Tableau8.1">
          <table:table-cell table:style-name="Tableau8.A1" office:value-type="string">
            <text:p text:style-name="P3"><text:span text:style-name="Subtle_20_Emphasis"><text:span text:style-name="T7">USE magasin; </text:span></text:span></text:p>
            <text:p text:style-name="P3"><text:span text:style-name="Subtle_20_Emphasis"><text:span text:style-name="T7">UPDATE stock SET ID_Localisation=1</text:span></text:span></text:p>
            <text:p text:style-name="P3"><text:span text:style-name="Subtle_20_Emphasis"><text:span text:style-name="T7">WHERE ID_Stock=2;</text:span></text:span></text:p>
            <text:p text:style-name="P3"><text:span text:style-name="Subtle_20_Emphasis"><text:span text:style-name="T7">USE magasin; </text:span></text:span></text:p>
            <text:p text:style-name="P3"><text:span text:style-name="Subtle_20_Emphasis"><text:span text:style-name="T7">UPDATE stock SET ID_Localisation=2</text:span></text:span></text:p>
            <text:p text:style-name="P3"><text:span text:style-name="Subtle_20_Emphasis"><text:span text:style-name="T7">WHERE ID_Stock=1;</text:span></text:span></text:p>
          </table:table-cell>
        </table:table-row>
      </table:table>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P2"><text:span text:style-name="Subtle_20_Emphasis"><text:span text:style-name="T4"/></text:span></text:p>
      <text:p text:style-name="No_20_Spacing"><text:span text:style-name="Subtle_20_Emphasis"><text:span text:style-name="T4">Vous venez de rentrer <text:s/>30 diablo 2, pensez àdditionner le stock en consequence. Utilisez <text:s/>une addition !: </text:span></text:span></text:p>
      <text:p text:style-name="P1"><text:span text:style-name="Subtle_20_Emphasis"><text:span text:style-name="T6"/></text:span></text:p>
      <table:table table:name="Tableau9" table:style-name="Tableau9">
        <table:table-column table:style-name="Tableau9.A"/>
        <table:table-row table:style-name="Tableau9.1">
          <table:table-cell table:style-name="Tableau9.A1" office:value-type="string">
            <text:p text:style-name="P3"><text:bookmark text:name="_GoBack"/><text:span text:style-name="Subtle_20_Emphasis"><text:span text:style-name="T7">USE magasin; </text:span></text:span></text:p>
            <text:p text:style-name="P3"><text:span text:style-name="Subtle_20_Emphasis"><text:span text:style-name="T7">UPDATE stock</text:span></text:span></text:p>
            <text:p text:style-name="P3"><text:span text:style-name="Subtle_20_Emphasis"><text:span text:style-name="T7">SET quantity= quantity+30</text:span></text:span></text:p>
            <text:p text:style-name="P3"><text:span text:style-name="Subtle_20_Emphasis"><text:span text:style-name="T7">WHERE ID_Stock=2</text:span></text:span></text:p>
          </table:table-cell>
        </table:table-row>
      </table:table>
      <text:p text:style-name="Standard"/>
      <text:p text:style-name="No_20_Spacing"><text:span text:style-name="Subtle_20_Emphasis"><text:span text:style-name="T4">Benjamin Bailly vous signale qu’il ne veut joue plus à diablo 2, en effet il ne veut plus que son nom soit associer à un jeu blizzard. Supprimez sont lien dans la table jouer: </text:span></text:span></text:p>
      <text:p text:style-name="P1"><text:span text:style-name="Subtle_20_Emphasis"><text:span text:style-name="T6"/></text:span></text:p>
      <table:table table:name="Tableau10" table:style-name="Tableau10">
        <table:table-column table:style-name="Tableau10.A"/>
        <table:table-row table:style-name="Tableau10.1">
          <table:table-cell table:style-name="Tableau10.A1" office:value-type="string">
            <text:p text:style-name="P3"><text:span text:style-name="Subtle_20_Emphasis"><text:span text:style-name="T7">USE magasin; </text:span></text:span></text:p>
            <text:p text:style-name="P3"><text:span text:style-name="Subtle_20_Emphasis"><text:span text:style-name="T7">DELETE FROM jouer</text:span></text:span></text:p>
            <text:p text:style-name="P3"><text:span text:style-name="Subtle_20_Emphasis"><text:span text:style-name="T7">WHERE ID_Jeuxvideo=3 and ID_Client=1;</text:span></text:span></text:p>
          </table:table-cell>
        </table:table-row>
      </table:table>
      <text:p text:style-name="Standard"/>
      <text:p text:style-name="No_20_Spacing"><text:span text:style-name="Subtle_20_Emphasis"><text:span text:style-name="T4">Benjamin Bailly vous signale qu’il ne veut plus être dans votre base de donnees client, il prefere acheter ses jeux à carrefour. Veuillez le supprimer. Que constatez-vous ?: </text:span></text:span></text:p>
      <text:p text:style-name="P1"><text:span text:style-name="Subtle_20_Emphasis"><text:span text:style-name="T6"/></text:span></text:p>
      <table:table table:name="Tableau11" table:style-name="Tableau11">
        <table:table-column table:style-name="Tableau11.A"/>
        <table:table-row table:style-name="Tableau11.1">
          <table:table-cell table:style-name="Tableau11.A1" office:value-type="string">
            <text:p text:style-name="P3"><text:span text:style-name="Subtle_20_Emphasis"><text:span text:style-name="T7">USE magasin; </text:span></text:span></text:p>
            <text:p text:style-name="P3"><text:span text:style-name="Subtle_20_Emphasis"><text:span text:style-name="T7">DELETE FROM jouer</text:span></text:span></text:p>
            <text:p text:style-name="P3"><text:span text:style-name="Subtle_20_Emphasis"><text:span text:style-name="T7">WHERE ID_Client=1;</text:span></text:span></text:p>
            <text:p text:style-name="P3"><text:span text:style-name="Subtle_20_Emphasis"><text:span text:style-name="T7">USE magasin; </text:span></text:span></text:p>
            <text:p text:style-name="P3"><text:span text:style-name="Subtle_20_Emphasis"><text:span text:style-name="T7">DELETE FROM client</text:span></text:span></text:p>
            <text:p text:style-name="P3"><text:span text:style-name="Subtle_20_Emphasis"><text:span text:style-name="T7">WHERE ID_Client=1</text:span></text:span></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Subtle_20_Emphasis" style:display-name="Subtle Emphasis" style:family="text" style:parent-style-name="Default_20_Paragraph_20_Font">
      <style:text-properties fo:color="#404040" loext:opacity="10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enjamin BAILLY</meta:initial-creator>
    <meta:editing-cycles>13</meta:editing-cycles>
    <meta:creation-date>2021-06-11T09:37:00</meta:creation-date>
    <dc:date>2021-06-17T16:51:59.137000000</dc:date>
    <meta:editing-duration>PT58M16S</meta:editing-duration>
    <meta:generator>LibreOffice/7.1.4.2$Windows_X86_64 LibreOffice_project/a529a4fab45b75fefc5b6226684193eb000654f6</meta:generator>
    <meta:document-statistic meta:table-count="11" meta:image-count="0" meta:object-count="0" meta:page-count="3" meta:paragraph-count="66" meta:word-count="494" meta:character-count="3177" meta:non-whitespace-character-count="2722"/>
    <meta:user-defined meta:name="AppVersion">16.0000</meta:user-defined>
    <meta:template xlink:type="simple" xlink:actuate="onRequest" xlink:title="Normal.dotm" xlink:href=""/>
  </office:meta>
</office:document-meta>
</file>